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176.74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Q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dy (or $5 Stafford, Palmer)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 Murrary, Gore, Morris</text:p>
          </table:table-cell>
          <table:table-cell/>
        </table:table-row>
        <table:table-row table:style-name="ro1">
          <table:table-cell office:value-type="string" calcext:value-type="string">
            <text:p>R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ount, Bell, Jennings, Randle</text:p>
          </table:table-cell>
          <table:table-cell/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lio, Megatron, Cobb, </text:p>
          </table:table-cell>
          <table:table-cell/>
        </table:table-row>
        <table:table-row table:style-name="ro1">
          <table:table-cell office:value-type="string" calcext:value-type="string">
            <text:p>W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clin, Marshall, D Adams, A Johnson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lsen, Bennett, Walker</text:p>
          </table:table-cell>
          <table:table-cell/>
        </table:table-row>
        <table:table-row table:style-name="ro1">
          <table:table-cell office:value-type="string" calcext:value-type="string">
            <text:p>D/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EEPER (RB3)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B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C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C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C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16])"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/00/0000</text:date>, <text:time style:data-style-name="N2" text:time-value="12:15:02.764577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Bannister</meta:initial-creator>
    <meta:creation-date>2015-08-28T13:34:15.627615510</meta:creation-date>
    <dc:date>2017-08-24T12:16:05.716370041</dc:date>
    <meta:editing-duration>PT2H21M46S</meta:editing-duration>
    <meta:editing-cycles>8</meta:editing-cycles>
    <meta:generator>LibreOffice/5.1.6.2$Linux_X86_64 LibreOffice_project/10m0$Build-2</meta:generator>
    <meta:document-statistic meta:table-count="1" meta:cell-count="35" meta:object-count="0"/>
  </office:meta>
</office:document-meta>
</file>